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Ubuntu" svg:font-family="Ubuntu" style:font-pitch="variable"/>
  </office:font-face-decls>
  <office:automatic-styles>
    <style:style style:name="P1" style:family="paragraph" style:parent-style-name="Standard">
      <style:paragraph-properties fo:text-align="center" style:justify-single-word="false"/>
      <style:text-properties fo:font-size="20pt" fo:font-weight="bold" officeooo:rsid="001f64db" officeooo:paragraph-rsid="001f64db" style:font-size-asian="17.5pt" style:font-weight-asian="bold" style:font-size-complex="20pt" style:font-weight-complex="bold"/>
    </style:style>
    <style:style style:name="P2" style:family="paragraph" style:parent-style-name="Standard">
      <style:paragraph-properties fo:text-align="center" style:justify-single-word="false"/>
      <style:text-properties fo:font-size="20pt" fo:font-weight="bold" officeooo:rsid="00207a30" officeooo:paragraph-rsid="00207a30" style:font-size-asian="20pt" style:font-weight-asian="bold" style:font-size-complex="20pt" style:font-weight-complex="bold"/>
    </style:style>
    <style:style style:name="P3" style:family="paragraph" style:parent-style-name="Standard">
      <style:paragraph-properties fo:text-align="start" style:justify-single-word="false"/>
      <style:text-properties fo:font-size="20pt" fo:font-weight="bold" officeooo:rsid="00216abd" officeooo:paragraph-rsid="00216abd" style:font-size-asian="20pt" style:font-weight-asian="bold" style:font-size-complex="20pt" style:font-weight-complex="bold"/>
    </style:style>
    <style:style style:name="P4" style:family="paragraph" style:parent-style-name="Standard">
      <style:paragraph-properties fo:text-align="center" style:justify-single-word="false"/>
      <style:text-properties fo:font-size="20pt" fo:font-weight="bold" officeooo:rsid="00216abd" officeooo:paragraph-rsid="00216abd" style:font-size-asian="20pt" style:font-weight-asian="bold" style:font-size-complex="20pt" style:font-weight-complex="bold"/>
    </style:style>
    <style:style style:name="P5" style:family="paragraph" style:parent-style-name="Standard">
      <style:paragraph-properties fo:text-align="start" style:justify-single-word="false"/>
      <style:text-properties fo:font-size="12pt" fo:font-weight="bold" officeooo:rsid="00207a30" officeooo:paragraph-rsid="00207a30"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bold" officeooo:rsid="00216abd" officeooo:paragraph-rsid="00216abd"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bold" officeooo:paragraph-rsid="00216abd"/>
    </style:style>
    <style:style style:name="P8" style:family="paragraph" style:parent-style-name="Standard">
      <style:paragraph-properties fo:text-align="start" style:justify-single-word="false"/>
      <style:text-properties fo:font-size="12pt" fo:font-weight="normal" officeooo:rsid="001f64db" officeooo:paragraph-rsid="001f64db"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07a30" officeooo:paragraph-rsid="00207a30"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16abd" officeooo:paragraph-rsid="00216abd"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color="#c9211e" loext:opacity="100%" fo:font-size="12pt" fo:font-weight="normal" officeooo:rsid="001f64db" officeooo:paragraph-rsid="001f64db"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color="#c9211e" loext:opacity="100%" fo:font-size="12pt" fo:font-weight="normal" officeooo:rsid="00216abd" officeooo:paragraph-rsid="00216abd"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color="#c9211e" loext:opacity="100%" fo:font-size="12pt" fo:font-weight="bold" officeooo:rsid="00216abd" officeooo:paragraph-rsid="00216abd" style:font-size-asian="10.5pt" style:font-weight-asian="bold" style:font-size-complex="12pt" style:font-weight-complex="bold"/>
    </style:style>
    <style:style style:name="P14" style:family="paragraph" style:parent-style-name="Standard">
      <style:paragraph-properties fo:text-align="start" style:justify-single-word="false"/>
      <style:text-properties fo:color="#000000" loext:opacity="100%" fo:font-size="12pt" fo:font-weight="normal" officeooo:rsid="00216abd" officeooo:paragraph-rsid="00216abd"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color="#000000" loext:opacity="100%" fo:font-size="12pt" fo:font-weight="bold" officeooo:rsid="00216abd" officeooo:paragraph-rsid="00216abd" style:font-size-asian="10.5pt" style:font-weight-asian="bold" style:font-size-complex="12pt" style:font-weight-complex="bold"/>
    </style:style>
    <style:style style:name="P16" style:family="paragraph" style:parent-style-name="Text_20_body" style:list-style-name="L1">
      <style:paragraph-properties fo:margin-top="0cm" fo:margin-bottom="0cm" style:contextual-spacing="false" fo:padding="0.049cm" fo:border="0.06pt solid #d9d9e3"/>
    </style:style>
    <style:style style:name="P17" style:family="paragraph" style:parent-style-name="Text_20_body" style:list-style-name="L1">
      <style:paragraph-properties fo:padding="0.049cm" fo:border="0.06pt solid #d9d9e3"/>
      <style:text-properties officeooo:paragraph-rsid="00216abd"/>
    </style:style>
    <style:style style:name="P18" style:family="paragraph" style:parent-style-name="Text_20_body">
      <style:paragraph-properties fo:text-align="start" style:justify-single-word="false"/>
      <style:text-properties fo:font-size="12pt" fo:font-weight="normal" officeooo:rsid="00207a30" officeooo:paragraph-rsid="00207a30" style:font-size-asian="10.5pt" style:font-weight-asian="normal" style:font-size-complex="12pt" style:font-weight-complex="normal"/>
    </style:style>
    <style:style style:name="P19" style:family="paragraph" style:parent-style-name="Text_20_body" style:list-style-name="L3">
      <style:paragraph-properties fo:margin-top="0cm" fo:margin-bottom="0cm" style:contextual-spacing="false" fo:padding="0.049cm" fo:border="0.06pt solid #d9d9e3"/>
    </style:style>
    <style:style style:name="P20" style:family="paragraph" style:parent-style-name="Text_20_body" style:list-style-name="L3">
      <style:paragraph-properties fo:padding="0.049cm" fo:border="0.06pt solid #d9d9e3"/>
    </style:style>
    <style:style style:name="P21" style:family="paragraph" style:parent-style-name="Text_20_body" style:list-style-name="L4">
      <style:paragraph-properties fo:margin-top="0cm" fo:margin-bottom="0cm" style:contextual-spacing="false" fo:padding="0.049cm" fo:border="0.06pt solid #d9d9e3"/>
    </style:style>
    <style:style style:name="P22" style:family="paragraph" style:parent-style-name="Text_20_body" style:list-style-name="L4">
      <style:paragraph-properties fo:padding="0.049cm" fo:border="0.06pt solid #d9d9e3"/>
    </style:style>
    <style:style style:name="T1" style:family="text">
      <style:text-properties officeooo:rsid="001fd090"/>
    </style:style>
    <style:style style:name="T2" style:family="text">
      <style:text-properties officeooo:rsid="00207a30"/>
    </style:style>
    <style:style style:name="T3" style:family="text">
      <style:text-properties loext:padding="0.049cm" loext:border="0.06pt solid #d9d9e3"/>
    </style:style>
    <style:style style:name="T4" style:family="text">
      <style:text-properties officeooo:rsid="00216abd"/>
    </style:style>
    <style:style style:name="T5" style:family="text">
      <style:text-properties officeooo:rsid="0022e8ca"/>
    </style:style>
    <style:style style:name="T6" style:family="text">
      <style:text-properties fo:color="#c9211e" loext:opacity="100%"/>
    </style:style>
    <style:style style:name="T7" style:family="text">
      <style:text-properties fo:color="#c9211e" loext:opacity="100%" officeooo:rsid="00230221"/>
    </style:style>
    <style:style style:name="T8" style:family="text">
      <style:text-properties fo:color="#c9211e" loext:opacity="100%" officeooo:rsid="0024434d"/>
    </style:style>
    <style:style style:name="T9" style:family="text">
      <style:text-properties officeooo:rsid="00230221"/>
    </style:style>
    <style:style style:name="T10" style:family="text">
      <style:text-properties fo:font-variant="normal" fo:text-transform="none" fo:color="#374151" loext:opacity="100%" style:font-name="S hne" fo:letter-spacing="normal" fo:font-style="normal" fo:font-weight="normal"/>
    </style:style>
    <style:style style:name="T11" style:family="text">
      <style:text-properties fo:font-variant="normal" fo:text-transform="none" fo:color="#374151" loext:opacity="100%" style:font-name="Ubuntu" fo:letter-spacing="normal" fo:font-style="normal" fo:font-weight="normal"/>
    </style:style>
    <style:style style:name="T12" style:family="text">
      <style:text-properties fo:font-variant="normal" fo:text-transform="none" fo:color="#000000" loext:opacity="100%" style:font-name="Ubuntu" fo:letter-spacing="normal" fo:font-style="normal" fo:font-weight="normal"/>
    </style:style>
    <style:style style:name="T13" style:family="text">
      <style:text-properties fo:font-variant="normal" fo:text-transform="none" fo:color="#c9211e" loext:opacity="100%" style:font-name="Ubuntu" fo:letter-spacing="normal" fo:font-style="normal" fo:font-weight="normal"/>
    </style:style>
    <style:style style:name="T14" style:family="text">
      <style:text-properties officeooo:rsid="00216abd" style:font-size-asian="10.5pt" style:font-weight-asian="bold" style:font-size-complex="12pt" style:font-weight-complex="bold"/>
    </style:style>
    <style:style style:name="T15" style:family="text">
      <style:text-properties officeooo:rsid="0022e8ca" style:font-size-asian="10.5pt" style:font-weight-asian="bold" style:font-size-complex="12pt" style:font-weight-complex="bold"/>
    </style:style>
    <style:style style:name="T16" style:family="text">
      <style:text-properties style:font-name="Ubuntu" officeooo:rsid="0022e8ca" style:font-size-asian="10.5pt" style:font-weight-asian="bold" style:font-size-complex="12pt" style:font-weight-complex="bold"/>
    </style:style>
    <style:style style:name="T17" style:family="text">
      <style:text-properties fo:font-weight="bold" style:font-weight-asian="bold" style:font-weight-complex="bold"/>
    </style:style>
    <style:style style:name="T18" style:family="text">
      <style:text-properties fo:font-weight="bold" officeooo:rsid="0022e8ca" style:font-weight-asian="bold" style:font-weight-complex="bold"/>
    </style:style>
    <style:style style:name="T19" style:family="text">
      <style:text-properties fo:font-weight="bold" officeooo:rsid="001fd090" style:font-weight-asian="bold" style:font-weight-complex="bold"/>
    </style:style>
    <style:style style:name="T20" style:family="text">
      <style:text-properties fo:font-weight="bold" officeooo:rsid="00207a30" style:font-weight-asian="bold" style:font-weight-complex="bold"/>
    </style:style>
    <style:style style:name="T21" style:family="text">
      <style:text-properties fo:font-weight="bold" officeooo:rsid="0026b08e" style:font-weight-asian="bold" style:font-weight-complex="bold"/>
    </style:style>
    <style:style style:name="T22" style:family="text">
      <style:text-properties officeooo:rsid="0024434d"/>
    </style:style>
    <style:style style:name="T23" style:family="text">
      <style:text-properties officeooo:rsid="0026b08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WS SERVICES FOR THE DEVOPS</text:p>
      <text:p text:style-name="P1"/>
      <text:p text:style-name="P8">-&gt; <text:s/><text:span text:style-name="T17"><text:s/>EC2 , VPC, SECURITY GROUPS, SUBNETS,INBOUND AND OUTBOUND TRAFFIC <text:s text:c="6"/>RULES</text:span></text:p>
      <text:p text:style-name="P8"/>
      <text:p text:style-name="P8">-&gt; <text:span text:style-name="T19">EBS <text:s/>VOLUMES</text:span><text:span text:style-name="T1">- <text:s/>Elastic Block Storage</text:span></text:p>
      <text:p text:style-name="P8"/>
      <text:p text:style-name="P8">-&gt; <text:s/><text:span text:style-name="T19">EFS </text:span><text:span text:style-name="T1">– Elastic File System</text:span></text:p>
      <text:p text:style-name="P8"/>
      <text:p text:style-name="P8">-&gt; <text:span text:style-name="T19">S3 BUCKETS STORAGE</text:span></text:p>
      <text:p text:style-name="P8"/>
      <text:p text:style-name="P8">-&gt; <text:s/><text:span text:style-name="T19">IAM </text:span><text:span text:style-name="T1">– Identity and Access Management</text:span></text:p>
      <text:p text:style-name="P8"/>
      <text:p text:style-name="P8">-&gt; <text:span text:style-name="T19">AWS CLOUDWATCH </text:span><text:span text:style-name="T1">-&gt; Monitoring and the Observability -&gt; </text:span><text:span text:style-name="T2">for a highliy available application.</text:span></text:p>
      <text:p text:style-name="P8"/>
      <text:p text:style-name="P8">-&gt; <text:span text:style-name="T21">AWS SYSTEMS MANAGER</text:span></text:p>
      <text:p text:style-name="P8"/>
      <text:p text:style-name="P8">-&gt;<text:span text:style-name="T21">AWS CLOUDFRONT <text:s/>-&gt; </text:span><text:span text:style-name="T23">Global Content Delivery Network</text:span></text:p>
      <text:p text:style-name="P8"/>
      <text:p text:style-name="P8">-&gt;<text:span text:style-name="T20">LAMBDA </text:span><text:span text:style-name="T2">- <text:s/>Server Less Compute <text:s/>-&gt; using the lambda and aws cloud watch <text:s/>wec an send the mail notifications , by default we can encrypt the EBS with out asking the developers</text:span></text:p>
      <text:p text:style-name="P8"/>
      <text:p text:style-name="P11">-&gt; <text:span text:style-name="T2">LAMBDA are the server less computes which are used for the short acrions or short fucntions that can be executed and teared on automatically.</text:span></text:p>
      <text:p text:style-name="P8"/>
      <text:p text:style-name="P2">DIFFERENCE BETWEEN LAMBDA AND EC2:</text:p>
      <text:p text:style-name="P18"><text:span text:style-name="Strong_20_Emphasis"><text:span text:style-name="T3"/></text:span></text:p>
      <text:p text:style-name="P18"><text:span text:style-name="Strong_20_Emphasis"><text:span text:style-name="T3">Service Type</text:span></text:span>:</text:p>
      <text:list xml:id="list1132121695" text:style-name="L1">
        <text:list-item>
          <text:p text:style-name="P16"><text:span text:style-name="Strong_20_Emphasis"><text:span text:style-name="T3">Amazon EC2</text:span></text:span>: EC2 is an Infrastructure as a Service (IaaS) offering. It provides virtual machines (EC2 instances) that you can manage and configure according to your requirements. You have full control over the underlying operating system and resources.</text:p>
        </text:list-item>
        <text:list-item>
          <text:p text:style-name="P17"><text:span text:style-name="Strong_20_Emphasis"><text:span text:style-name="T3">AWS Lambda</text:span></text:span>: Lambda is a Function as a Service (FaaS) offering. It allows you to run code in response to events without managing servers. You upload your code, and AWS automatically scales and manages the infrastructure for you.</text:p>
        </text:list-item>
      </text:list>
      <text:p text:style-name="P18"><text:span text:style-name="Strong_20_Emphasis"><text:span text:style-name="T3">Scalability</text:span></text:span>:</text:p>
      <text:list xml:id="list1684129977" text:style-name="L3">
        <text:list-item>
          <text:p text:style-name="P19"><text:span text:style-name="Strong_20_Emphasis"><text:span text:style-name="T3">Amazon EC2</text:span></text:span>: You need to manually configure and manage the scaling of EC2 instances based on traffic and demand. Auto-scaling groups can help automate this process.</text:p>
        </text:list-item>
        <text:list-item>
          <text:p text:style-name="P20"><text:span text:style-name="Strong_20_Emphasis"><text:span text:style-name="T3">AWS Lambda</text:span></text:span>: Lambda automatically scales your code in response to incoming events. You don't need to manage the infrastructure or worry about scalability.</text:p>
        </text:list-item>
      </text:list>
      <text:p text:style-name="P18"><text:span text:style-name="Strong_20_Emphasis"><text:span text:style-name="T3">Configuration and Maintenance</text:span></text:span>:</text:p>
      <text:list xml:id="list995499066" text:style-name="L4">
        <text:list-item>
          <text:p text:style-name="P21"><text:soft-page-break/><text:span text:style-name="Strong_20_Emphasis"><text:span text:style-name="T3">Amazon EC2</text:span></text:span>: You are responsible for configuring, securing, and maintaining the underlying operating system and software on EC2 instances.</text:p>
        </text:list-item>
        <text:list-item>
          <text:p text:style-name="P22"><text:span text:style-name="Strong_20_Emphasis"><text:span text:style-name="T3">AWS Lambda</text:span></text:span>: Lambda abstracts away the infrastructure management, so you focus solely on writing and deploying code. AWS handles server maintenance, patching, and scaling.</text:p>
        </text:list-item>
      </text:list>
      <text:p text:style-name="P4">AWS CODE BUILD SERVICES</text:p>
      <text:p text:style-name="P4"/>
      <text:p text:style-name="P5">-&gt;<text:span text:style-name="T4">AWS CLOUD BUILD -</text:span></text:p>
      <text:p text:style-name="P5">-&gt;<text:span text:style-name="T4">AWS CODE PIPELINE -</text:span></text:p>
      <text:p text:style-name="P5">-&gt; <text:span text:style-name="T4">AWS CODE DEPLOY -</text:span></text:p>
      <text:p text:style-name="P9"/>
      <text:p text:style-name="P10">The above services are only restricted to AWS.</text:p>
      <text:p text:style-name="P10"/>
      <text:p text:style-name="P10">............................................................................................................................................................</text:p>
      <text:p text:style-name="P10"/>
      <text:p text:style-name="P7"><text:span text:style-name="T14">-&gt; </text:span><text:span text:style-name="T15">AWS CONFIGURATION SERVICE -</text:span><text:span text:style-name="T16"> </text:span><text:span text:style-name="T12">AWS Config is particularly useful for organizations seeking greater visibility, control, and security in their AWS environments. It helps you maintain a consistent and compliant infrastructure by tracking changes and ensuring configurations align with best practices and your organization's policies.</text:span></text:p>
      <text:p text:style-name="P10"/>
      <text:p text:style-name="P10">-&gt; <text:span text:style-name="T18">AWS KMS </text:span><text:span text:style-name="T5"><text:s/>-Key Manangement Service - <text:s/>used for security certificates rotation</text:span></text:p>
      <text:p text:style-name="P12"/>
      <text:p text:style-name="P10">-&gt; <text:span text:style-name="T18">AWS CLOUDTRAIL</text:span><text:span text:style-name="T5"> - <text:s/>recortds the api activities, get the audit logs – preserves the logs for a specific duration. </text:span></text:p>
      <text:p text:style-name="P10"/>
      <text:p text:style-name="P13">-&gt;<text:span text:style-name="T5">AWS EKS -ELASTIC KUBERNETES SERVICE - </text:span></text:p>
      <text:p text:style-name="P12"/>
      <text:p text:style-name="P15">-&gt; <text:span text:style-name="T5">AWS FARGATE , ECS (ELASTICE CONTAINER SERVICE)</text:span></text:p>
      <text:p text:style-name="P15"/>
      <text:p text:style-name="P15">-&gt;<text:span text:style-name="T6"> </text:span><text:span text:style-name="T7">AWS ELK (ELASTICE SEARCH) <text:s/>-</text:span><text:span text:style-name="T8">splunk ,logstash , kibana are used </text:span></text:p>
      <text:p text:style-name="P14"/>
      <text:p text:style-name="P14">AWS ELK, often referred to as the "ELK Stack on AWS," is a set of powerful open-source tools used for log and data analytics. The ELK acronym stands for Elasticsearch, Logstash, and Kibana, which are the core components of this stack. When deployed on Amazon Web Services (AWS), AWS ELK provides a scalable and flexible platform for collecting, analyzing, and visualizing logs and other data. Here's a brief overview of each component:</text:p>
      <text:p text:style-name="P14"/>
      <text:p text:style-name="P15">1. **Elasticsearch**:</text:p>
      <text:p text:style-name="P14"><text:s text:c="3"/>- **What it does**: Elasticsearch is a highly scalable, distributed search and analytics engine. It is used to store and search through large volumes of data, making it a central repository for logs and other structured or unstructured data.</text:p>
      <text:p text:style-name="P14"><text:s text:c="3"/>- **Use cases**: Elasticsearch is commonly used for full-text search, log and event data analysis, and as a backend for various applications requiring fast and flexible data retrieval.</text:p>
      <text:p text:style-name="P14"/>
      <text:p text:style-name="P15">2. **Logstash**:</text:p>
      <text:p text:style-name="P14"><text:s text:c="3"/>- **What it does**: Logstash is a data processing pipeline that ingests, transforms, and enriches data from various sources, such as logs, files, databases, and more. It then sends the processed data to Elasticsearch for indexing and analysis.</text:p>
      <text:p text:style-name="P14"><text:s text:c="3"/>- **Use cases**: Logstash is crucial for data ingestion and transformation, ensuring that data is properly formatted and enriched before storage in Elasticsearch.</text:p>
      <text:p text:style-name="P14"><text:soft-page-break/></text:p>
      <text:p text:style-name="P15">3. **Kibana**:</text:p>
      <text:p text:style-name="P14"><text:s text:c="3"/>- **What it does**: Kibana is a web-based visualization and exploration tool that allows users to interact with data stored in Elasticsearch. It provides dashboards, charts, and other visualizations to help users gain insights from their data.</text:p>
      <text:p text:style-name="P14"><text:s text:c="3"/>- **Use cases**: Kibana is used for log and event data visualization, real-time monitoring, and creating custom dashboards for operational and business intelligence purposes.</text:p>
      <text:p text:style-name="P14"/>
      <text:p text:style-name="P14">AWS provides several services and features to simplify the deployment and management of ELK Stack components:</text:p>
      <text:p text:style-name="P14"/>
      <text:p text:style-name="P15">4. **Amazon Elasticsearch Service (Amazon ES)**:</text:p>
      <text:p text:style-name="P14"><text:s text:c="3"/>- AWS offers a managed Elasticsearch service called Amazon ES. It simplifies the deployment, scaling, and maintenance of Elasticsearch clusters on AWS, making it easier to set up and manage Elasticsearch for your log and data analytics needs.</text:p>
      <text:p text:style-name="P14"/>
      <text:p text:style-name="P15">5. **Amazon CloudWatch Logs**:</text:p>
      <text:p text:style-name="P14"><text:s text:c="3"/>- You can integrate AWS CloudWatch Logs with the ELK Stack to stream AWS service logs and custom logs directly into Elasticsearch for analysis. This integration allows you to centralize and analyze logs from various AWS resources.</text:p>
      <text:p text:style-name="P14"/>
      <text:p text:style-name="P15">6. **Amazon Kinesis Firehose**:</text:p>
      <text:p text:style-name="P14"><text:s text:c="3"/>- Amazon Kinesis Firehose can be used to stream data from various AWS services, such as Amazon S3, Amazon CloudWatch, and more, into Elasticsearch for real-time analysis.</text:p>
      <text:p text:style-name="P14"/>
      <text:p text:style-name="P14">In summary, AWS ELK is a comprehensive solution for log and data analytics that leverages Elasticsearch, Logstash, and Kibana. When deployed on AWS, it benefits from AWS services for easy integration and management. It is widely used for monitoring, troubleshooting, and gaining insights from large volumes of data generated by applications and infrastructure in the cloud.</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3">Configuring Amazon Web Services (AWS) involves setting up various resources and services to meet your specific needs. Below are some common AWS configurations you might need to perform</text:p>
      <text:p text:style-name="P10"/>
      <text:p text:style-name="P6">1. **AWS Identity and Access Management (IAM)**:</text:p>
      <text:p text:style-name="P10"><text:s text:c="3"/>- Create IAM users, groups, and roles.</text:p>
      <text:p text:style-name="P10"><text:s text:c="3"/>- Define policies to grant or restrict permissions to AWS resources.</text:p>
      <text:p text:style-name="P10"><text:s text:c="3"/>- Set up Multi-Factor Authentication (MFA) for added security.</text:p>
      <text:p text:style-name="P10"><text:s text:c="3"/></text:p>
      <text:p text:style-name="P6">2. **Amazon Virtual Private Cloud (VPC)**:</text:p>
      <text:p text:style-name="P10"><text:s text:c="3"/>- Create a Virtual Private Cloud to isolate your AWS resources.</text:p>
      <text:p text:style-name="P10"><text:s text:c="3"/>- Configure subnets, route tables, and security groups.</text:p>
      <text:p text:style-name="P10"><text:s text:c="3"/>- Set up Network Access Control Lists (NACLs).</text:p>
      <text:p text:style-name="P10"><text:s text:c="3"/></text:p>
      <text:p text:style-name="P6">3. **Amazon EC2 Instances**:</text:p>
      <text:p text:style-name="P10"><text:s text:c="3"/>- Launch EC2 instances with the desired operating system and instance type.</text:p>
      <text:p text:style-name="P10"><text:s text:c="3"/>- Configure security groups and key pairs.</text:p>
      <text:p text:style-name="P10"><text:s text:c="3"/>- Create and attach Elastic Block Store (EBS) volumes.</text:p>
      <text:p text:style-name="P10"><text:s text:c="3"/>- Set up Auto Scaling groups for automatic instance scaling.</text:p>
      <text:p text:style-name="P10"><text:s text:c="3"/></text:p>
      <text:p text:style-name="P6">4. **Amazon RDS (Relational Database Service)**:</text:p>
      <text:p text:style-name="P10"><text:s text:c="3"/>- Create RDS database instances with the desired database engine (e.g., MySQL, PostgreSQL, or SQL Server).</text:p>
      <text:p text:style-name="P10"><text:s text:c="3"/>- Configure database parameters, security groups, and backups.</text:p>
      <text:p text:style-name="P10"><text:s text:c="3"/></text:p>
      <text:p text:style-name="P6">5. **Amazon S3 (Simple Storage Service)**:</text:p>
      <text:p text:style-name="P10"><text:s text:c="3"/>- Create S3 buckets for storing objects.</text:p>
      <text:p text:style-name="P10"><text:s text:c="3"/>- Set up bucket policies and access control.</text:p>
      <text:p text:style-name="P10"><text:s text:c="3"/>- Enable versioning, logging, and replication as needed.</text:p>
      <text:p text:style-name="P10"><text:s text:c="3"/></text:p>
      <text:p text:style-name="P6">6. **Amazon CloudWatch**:</text:p>
      <text:p text:style-name="P10"><text:s text:c="3"/>- Configure CloudWatch alarms to monitor AWS resources.</text:p>
      <text:p text:style-name="P10"><text:s text:c="3"/>- Create custom CloudWatch metrics and dashboards.</text:p>
      <text:p text:style-name="P10"><text:s text:c="3"/></text:p>
      <text:p text:style-name="P6">7. **Amazon SNS (Simple Notification Service)**:</text:p>
      <text:p text:style-name="P10"><text:s text:c="3"/>- Set up SNS topics to send notifications via email, SMS, or other methods.</text:p>
      <text:p text:style-name="P10"><text:s text:c="3"/>- Subscribe resources to SNS topics for event notifications.</text:p>
      <text:p text:style-name="P10"><text:s text:c="3"/></text:p>
      <text:p text:style-name="P6">8. **Amazon SQS (Simple Queue Service)**:</text:p>
      <text:p text:style-name="P10"><text:s text:c="3"/>- Create SQS queues for decoupling and managing distributed components.</text:p>
      <text:p text:style-name="P10"><text:s text:c="3"/>- Configure message retention and access control.</text:p>
      <text:p text:style-name="P10"><text:s text:c="3"/></text:p>
      <text:p text:style-name="P6">9. **Amazon Route 53**:</text:p>
      <text:p text:style-name="P10"><text:s text:c="3"/>- Configure DNS records and domains for your applications.</text:p>
      <text:p text:style-name="P10"><text:s text:c="3"/>- Set up health checks and routing policies.</text:p>
      <text:p text:style-name="P10"><text:s text:c="3"/></text:p>
      <text:p text:style-name="P6"><text:soft-page-break/>10. **AWS Lambda**:</text:p>
      <text:p text:style-name="P10"><text:s text:c="4"/>- Create Lambda functions to run code in response to events.</text:p>
      <text:p text:style-name="P10"><text:s text:c="4"/>- Configure triggers (e.g., S3 uploads, API Gateway requests).</text:p>
      <text:p text:style-name="P10"><text:s text:c="4"/>- Define function runtime, memory, and environment variables.</text:p>
      <text:p text:style-name="P10"><text:s text:c="4"/></text:p>
      <text:p text:style-name="P6">11. **AWS CloudFormation**:</text:p>
      <text:p text:style-name="P10"><text:s text:c="4"/>- Use CloudFormation templates to define and provision AWS resources as code.</text:p>
      <text:p text:style-name="P10"><text:s text:c="4"/>- Automate resource creation and updates.</text:p>
      <text:p text:style-name="P10"><text:s text:c="4"/></text:p>
      <text:p text:style-name="P6">12. **Security and Compliance**:</text:p>
      <text:p text:style-name="P10"><text:s text:c="4"/>- Enable AWS security features like AWS Config, AWS WAF, and AWS Inspector.</text:p>
      <text:p text:style-name="P10"><text:s text:c="4"/>- Implement encryption for data at rest and in transit.</text:p>
      <text:p text:style-name="P10"><text:s text:c="4"/>- Perform security assessments and compliance checks.</text:p>
      <text:p text:style-name="P10"/>
      <text:p text:style-name="P6">13. **Cost Management**:</text:p>
      <text:p text:style-name="P10"><text:s text:c="4"/>- Set up AWS Cost Explorer and Cost and Usage Reports to monitor and manage expenses.</text:p>
      <text:p text:style-name="P10"><text:s text:c="4"/>- Implement cost allocation tags for resource categorization.</text:p>
      <text:p text:style-name="P10"><text:s text:c="4"/></text:p>
      <text:p text:style-name="P6">14. **Networking and Content Delivery**:</text:p>
      <text:p text:style-name="P10"><text:s text:c="4"/>- Configure Amazon CloudFront for content delivery.</text:p>
      <text:p text:style-name="P10"><text:s text:c="4"/>- Set up Direct Connect for dedicated network connections.</text:p>
      <text:p text:style-name="P10"><text:s text:c="4"/></text:p>
      <text:p text:style-name="P6">15. **Elastic Load Balancing (ELB)**:</text:p>
      <text:p text:style-name="P10"><text:s text:c="4"/>- Create Application Load Balancers or Network Load Balancers for distributing traffic across instances.</text:p>
      <text:p text:style-name="P10"><text:s text:c="4"/>- Configure health checks and routing rules.</text:p>
      <text:p text:style-name="P10"><text:s text:c="4"/></text:p>
      <text:p text:style-name="P6">16. **AWS Elastic Beanstalk**:</text:p>
      <text:p text:style-name="P10"><text:s text:c="4"/>- Use Elastic Beanstalk for deploying and managing applications.</text:p>
      <text:p text:style-name="P10"><text:s text:c="4"/>- Define application environments and scaling options.</text:p>
      <text:p text:style-name="P10"/>
      <text:p text:style-name="P10">These are just some of the common AWS configurations you might need to perform. The specific configurations required will depend on your use case, architecture, and application requirements. AWS provides detailed documentation and resources to guide you through each configuration tas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9T09:23:34.874525883</meta:creation-date>
    <dc:date>2023-09-19T11:06:45.417030988</dc:date>
    <meta:editing-duration>PT2S</meta:editing-duration>
    <meta:editing-cycles>1</meta:editing-cycles>
    <meta:document-statistic meta:table-count="0" meta:image-count="0" meta:object-count="0" meta:page-count="5" meta:paragraph-count="122" meta:word-count="1394" meta:character-count="9419" meta:non-whitespace-character-count="7906"/>
    <meta:generator>LibreOffice/7.3.7.2$Linux_X86_64 LibreOffice_project/30$Build-2</meta:generator>
  </office:meta>
</office:document-meta>
</file>